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T1" style:family="text">
      <style:text-properties officeooo:rsid="0012f13e"/>
    </style:style>
    <style:style style:name="T2" style:family="text">
      <style:text-properties officeooo:rsid="00181211"/>
    </style:style>
    <style:style style:name="T3" style:family="text">
      <style:text-properties officeooo:rsid="00199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 style</text:p>
      <text:h text:style-name="Heading_20_1" text:outline-level="1">Heading 1</text:h>
      <text:h text:style-name="Heading_20_2" text:outline-level="2">Heading 2 – filenames</text:h>
      <text:h text:style-name="Heading_20_3" text:outline-level="3">Heading 3 – <text:span text:style-name="T3">@@ </text:span>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diff_20_add"><text:s text:c="3"/><text:span text:style-name="T3">+ </text:span>diff add</text:p>
      <text:p text:style-name="diff_20_remove"><text:s text:c="3"/><text:span text:style-name="T3">- </text:span>diff remove</text:p>
      <text:p text:style-name="diff_20_fn_20_add"><text:s text:c="3"/><text:span text:style-name="T3">+++ diff fn add</text:span></text:p>
      <text:p text:style-name="diff_20_fn_20_remove"><text:s text:c="3"/><text:span text:style-name="T3">--- diff fn remo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ff" fo:font-size="14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writing-mode="page"/>
      <style:text-properties style:font-name="Liberation Mono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iff_20_add" style:display-name="diff add" style:family="paragraph" style:parent-style-name="Preformatted_20_Text">
      <style:paragraph-properties style:writing-mode="page"/>
      <style:text-properties fo:color="#0000ff"/>
    </style:style>
    <style:style style:name="diff_20_remove" style:display-name="diff remove" style:family="paragraph" style:parent-style-name="diff_20_add">
      <style:paragraph-properties style:writing-mode="page"/>
      <style:text-properties fo:color="#ff0000"/>
    </style:style>
    <style:style style:name="diff_20_fn_20_add" style:display-name="diff fn add" style:family="paragraph" style:parent-style-name="Preformatted_20_Text">
      <style:paragraph-properties style:writing-mode="page"/>
      <style:text-properties fo:color="#0000ff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iff_20_fn_20_remove" style:display-name="diff fn remove" style:family="paragraph" style:parent-style-name="Preformatted_20_Text">
      <style:paragraph-properties style:writing-mode="page"/>
      <style:text-properties fo:color="#ff0000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5.2.7.2$Windows_X86_64 LibreOffice_project/2b7f1e640c46ceb28adf43ee075a6e8b8439ed10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10" meta:word-count="30" meta:character-count="282" meta:non-whitespace-character-count="247"/>
  </office:meta>
</office:document-meta>
</file>